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width="2.91cm" svg:height="3.387cm" draw:z-index="0"><draw:image xlink:href="http://192.168.1.20/%7Ejosx/alba/images/small/escudo_bsas_chico.jpg" xlink:type="simple" xlink:show="embed" xlink:actuate="onLoad"/><svg:desc>Escudo_bsas_chico</svg:desc></draw:frame></text:p>
      <text:p text:style-name="P1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2"/>
      <text:p text:style-name="Standard">Certifico que <text:s/>[alumno.Apellido], [alumno.Nombre] quien acredita identidad con [tipoDocumento.Nombre] N° [alumno.NroDocumento] nacido en [alumno.LugarNacimiento] el [alumno.FechaNacimiento;frm='dd/mm/yyyy'], aprobó [variable.grado], como alumno regular en escuela [establecimiento.Nombre] <text:s/>D.E. [distritoEscolar.Nombre] en el año [variable.año]<text:line-break/><text:line-break/>Se extiende el presente <text:span text:style-name="T1">CERTIFICADO DE ESTUDIOS</text:span>, <text:line-break/>en Buenos Aires, el [var..now;frm='dd/mm/yyyy']</text:p>
      <text:p text:style-name="P2"><text:line-break/></text:p>
      <table:table table:name="Tabla2" table:style-name="Tabla2">
        <table:table-column table:style-name="Tabla2.A" table:number-columns-repeated="3"/>
        <table:table-row>
          <table:table-cell office:value-type="string">
            <text:p text:style-name="P3">..........................................<text:line-break/>Firma del Maestro de Grado</text:p>
          </table:table-cell>
          <table:table-cell office:value-type="string">
            <text:p text:style-name="P3"/>
          </table:table-cell>
          <table:table-cell office:value-type="string">
            <text:p text:style-name="P3">..........................................<text:line-break/>Firma del Director de la Escuela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P3"><text:line-break/>..........................................<text:line-break/>Firma del Supervisor</text:p>
          </table:table-cell>
          <table:table-cell office:value-type="string">
            <text:p text:style-name="Table_20_Contents"/>
          </table:table-cell>
        </table:table-row>
      </table:table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22T14:47:51</meta:creation-date>
    <dc:date>2007-10-22T15:31:48</dc:date>
    <dc:language>es-AR</dc:language>
    <meta:editing-cycles>4</meta:editing-cycles>
    <meta:editing-duration>PT5M5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78" meta:character-count="754"/>
  </office:meta>
</office:document-meta>
</file>